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730000008D3956AEFA.eps" manifest:media-type=""/>
  <manifest:file-entry manifest:full-path="Pictures/20000002000002940000008E5940D133.eps" manifest:media-type=""/>
  <manifest:file-entry manifest:full-path="Pictures/20000002000001C0000001E3DB5BAB71.eps" manifest:media-type=""/>
  <manifest:file-entry manifest:full-path="Pictures/2000000200000274000000C7F09B6927.eps" manifest:media-type=""/>
  <manifest:file-entry manifest:full-path="Pictures/20000002000001D4000000CDFFDCCC4C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9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16cm, 0cm)" draw:image-opacity="100%" style:mirror="none"/>
    </style:style>
    <style:style style:name="gr4" style:family="graphic" style:parent-style-name="objectwithoutfill">
      <style:graphic-properties draw:stroke="dash" draw:stroke-dash="Fine_20_Dotted" svg:stroke-width="0.127cm" svg:stroke-color="#cccccc" draw:marker-start="" draw:marker-start-width="0.546cm" draw:marker-end="" draw:marker-end-width="0.546cm" draw:fill="none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draw:stroke="none" draw:stroke-dash="Dashed_20__28_var_29_" svg:stroke-color="#000000" draw:marker-start="" draw:fill="none" draw:fill-color="#ffffff" draw:textarea-horizontal-align="left" draw:auto-grow-height="true" draw:auto-grow-width="false" fo:min-height="0cm" fo:min-width="3.619cm"/>
    </style:style>
    <style:style style:name="gr6" style:family="graphic" style:parent-style-name="standard">
      <style:graphic-properties draw:stroke="none" draw:stroke-dash="Dashed_20__28_var_29_" svg:stroke-color="#000000" draw:marker-start="" draw:fill="none" draw:fill-color="#ffffff" draw:textarea-horizontal-align="left" draw:auto-grow-height="true" draw:auto-grow-width="false" fo:min-height="0cm" fo:min-width="3.494cm"/>
    </style:style>
    <style:style style:name="gr7" style:family="graphic" style:parent-style-name="objectwithoutfill">
      <style:graphic-properties draw:stroke="solid" draw:stroke-dash="Dashed_20__28_var_29_" svg:stroke-width="0.102cm" svg:stroke-color="#ff6600" draw:marker-start="" draw:marker-start-width="0.353cm" draw:marker-end="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cm, 0.777cm, 0.663cm, 1.529cm)" draw:image-opacity="100%" style:mirror="none"/>
    </style:style>
    <style:style style:name="gr9" style:family="graphic" style:parent-style-name="objectwithoutfill">
      <style:graphic-properties draw:stroke="solid" draw:stroke-dash="Dashed_20__28_var_29_" svg:stroke-width="0.102cm" svg:stroke-color="#ff66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stroke-dash="Dashed_20__28_var_29_" svg:stroke-color="#000000" draw:marker-start="" draw:fill="none" draw:fill-color="#ffffff" draw:textarea-horizontal-align="left" draw:auto-grow-height="true" draw:auto-grow-width="false" fo:min-height="0cm" fo:min-width="3.59cm"/>
    </style:style>
    <style:style style:name="gr11" style:family="graphic" style:parent-style-name="standard">
      <style:graphic-properties draw:stroke="solid" draw:stroke-dash="Dashed_20__28_var_29_" svg:stroke-width="0.102cm" svg:stroke-color="#ff6600" draw:marker-start="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Dashed_20__28_var_29_" svg:stroke-width="0cm" svg:stroke-color="#ff950e" draw:marker-start="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stroke="solid" draw:stroke-dash="Dashed_20__28_var_29_" svg:stroke-color="#ff6600" draw:marker-start="" draw:marker-end="" draw:fill="none" draw:textarea-vertical-align="middle"/>
    </style:style>
    <style:style style:name="gr14" style:family="graphic" style:parent-style-name="objectwithoutfill">
      <style:graphic-properties draw:stroke="solid" draw:stroke-dash="Dashed_20__28_var_29_" svg:stroke-color="#ff6600" draw:marker-start="" draw:fill="none" draw:textarea-vertical-align="middle"/>
    </style:style>
    <style:style style:name="gr15" style:family="graphic" style:parent-style-name="objectwithoutfill">
      <style:graphic-properties draw:stroke="solid" draw:stroke-dash="Dashed_20__28_var_29_" svg:stroke-width="0.102cm" svg:stroke-color="#ff6600" draw:marker-start="" draw:marker-start-width="0.356cm" draw:marker-end="" draw:marker-end-width="0.356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draw:stroke-dash="Dashed_20__28_var_29_" svg:stroke-width="0.102cm" svg:stroke-color="#ff6600" draw:marker-start="" draw:marker-end="Arrow" draw:fill="none" draw:textarea-vertical-align="middle"/>
    </style:style>
    <style:style style:name="gr17" style:family="graphic" style:parent-style-name="objectwithoutfill">
      <style:graphic-properties draw:stroke="solid" draw:stroke-dash="Dashed_20__28_var_29_" svg:stroke-width="0.102cm" svg:stroke-color="#ff6600" draw:marker-start="" draw:marker-end="" draw:fill="none" draw:textarea-vertical-align="middle"/>
    </style:style>
    <style:style style:name="gr18" style:family="graphic" style:parent-style-name="objectwithoutfill">
      <style:graphic-properties draw:stroke="dash" draw:stroke-dash="_32__20_Dots_20_1_20_Dash" svg:stroke-width="0.102cm" svg:stroke-color="#00ccff" draw:marker-start="Arrow" draw:marker-end="Arrow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09cm" svg:height="7.231cm" svg:x="12.752cm" svg:y="1cm">
          <draw:image xlink:href="Pictures/20000002000001D4000000CDFFDCCC4C.eps" xlink:type="simple" xlink:show="embed" xlink:actuate="onLoad">
            <text:p/>
          </draw:image>
        </draw:frame>
        <draw:frame draw:style-name="gr2" draw:text-style-name="P1" draw:layer="layout" svg:width="22.153cm" svg:height="6.35cm" svg:x="9.93cm" svg:y="11.541cm">
          <draw:image xlink:href="Pictures/2000000200000274000000C7F09B6927.eps" xlink:type="simple" xlink:show="embed" xlink:actuate="onLoad">
            <text:p/>
          </draw:image>
        </draw:frame>
        <draw:frame draw:style-name="gr3" draw:text-style-name="P1" draw:layer="layout" svg:width="23.282cm" svg:height="3.992cm" svg:x="9.365cm" svg:y="7.676cm">
          <draw:image xlink:href="Pictures/20000002000002940000008E5940D133.eps" xlink:type="simple" xlink:show="embed" xlink:actuate="onLoad">
            <text:p/>
          </draw:image>
        </draw:frame>
        <draw:line draw:style-name="gr4" draw:text-style-name="P1" draw:layer="layout" svg:x1="8.814cm" svg:y1="21.193cm" svg:x2="33.198cm" svg:y2="21.214cm">
          <text:p/>
        </draw:line>
        <draw:line draw:style-name="gr4" draw:text-style-name="P1" draw:layer="layout" svg:x1="8.493cm" svg:y1="1cm" svg:x2="32.877cm" svg:y2="1.021cm">
          <text:p/>
        </draw:line>
        <draw:line draw:style-name="gr4" draw:text-style-name="P1" draw:layer="layout" svg:x1="8.493cm" svg:y1="7.477cm" svg:x2="32.877cm" svg:y2="7.498cm">
          <text:p/>
        </draw:line>
        <draw:frame draw:style-name="gr5" draw:layer="layout" svg:width="4.206cm" svg:height="0.962cm" svg:x="27.401cm" svg:y="1.508cm">
          <draw:text-box>
            <text:p>WORKLOAD</text:p>
          </draw:text-box>
        </draw:frame>
        <draw:frame draw:style-name="gr6" draw:layer="layout" svg:width="4.079cm" svg:height="0.962cm" svg:x="27.465cm" svg:y="7.985cm">
          <draw:text-box>
            <text:p>SOFTWARE</text:p>
          </draw:text-box>
        </draw:frame>
        <draw:path draw:style-name="gr7" draw:text-style-name="P1" draw:layer="layout" svg:width="10.566cm" svg:height="3.555cm" draw:transform="skewX (0.133517687777566) rotate (-3.06549629820284) translate (19.9709214575081cm 13.9795678983421cm)" svg:viewBox="0 0 10567 3556" svg:d="M0 3556c14902 0 9681-3556 9681-3556">
          <text:p/>
        </draw:path>
        <draw:path draw:style-name="gr7" draw:text-style-name="P1" draw:layer="layout" svg:width="6.707cm" svg:height="10.122cm" draw:transform="skewX (-0.0115191730631625) rotate (0.702495023927717) translate (21.0656314585178cm 10.3979815687058cm)" svg:viewBox="0 0 6708 10123" svg:d="M5158 10123c5431 0-5158-10123-5158-10123">
          <text:p/>
        </draw:path>
        <draw:frame draw:style-name="gr8" draw:text-style-name="P1" draw:layer="layout" svg:width="19.812cm" svg:height="2.54cm" svg:x="11.1cm" svg:y="17.764cm">
          <draw:image xlink:href="Pictures/20000002000002730000008D3956AEFA.eps" xlink:type="simple" xlink:show="embed" xlink:actuate="onLoad">
            <text:p/>
          </draw:image>
        </draw:frame>
        <draw:path draw:style-name="gr9" draw:text-style-name="P1" draw:layer="layout" svg:width="9.952cm" svg:height="2.549cm" draw:transform="skewX (0.022165681500328) rotate (-2.7387706622295) translate (20.05cm 16.367cm)" svg:viewBox="0 0 9953 2550" svg:d="M0 0c13957 5464 9156 446 9156 446">
          <text:p/>
        </draw:path>
        <draw:path draw:style-name="gr7" draw:text-style-name="P1" draw:layer="layout" svg:width="11.23cm" svg:height="2.144cm" draw:transform="skewX (0.00593411945678075) rotate (2.82673525653002) translate (31.7324707934197cm 19.8837796005974cm)" svg:viewBox="0 0 11231 2145" svg:d="M1104 0c-5285 4803 10127 41 10127 41">
          <text:p/>
        </draw:path>
        <draw:frame draw:style-name="gr1" draw:text-style-name="P1" draw:layer="layout" svg:width="15.803cm" svg:height="17.038cm" svg:x="13.105cm" svg:y="21.427cm">
          <draw:image xlink:href="Pictures/20000002000001C0000001E3DB5BAB71.eps" xlink:type="simple" xlink:show="embed" xlink:actuate="onLoad">
            <text:p/>
          </draw:image>
        </draw:frame>
        <draw:frame draw:style-name="gr10" draw:layer="layout" svg:width="4.177cm" svg:height="0.962cm" svg:x="27.543cm" svg:y="21.955cm">
          <draw:text-box>
            <text:p>HARDWARE</text:p>
          </draw:text-box>
        </draw:frame>
        <draw:custom-shape draw:style-name="gr11" draw:text-style-name="P1" draw:layer="layout" svg:width="3.556cm" svg:height="1.524cm" svg:x="15.73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7.364cm" svg:height="3.511cm" draw:transform="skewX (0.0181514242207411) rotate (-2.92866248484649) translate (16.4119509272288cm 8.89163002047456cm)" svg:viewBox="0 0 7365 3512" svg:d="M0 3512c11737 1 5926-3512 5926-3512">
          <text:p/>
        </draw:path>
        <draw:custom-shape draw:style-name="gr12" draw:text-style-name="P1" draw:layer="layout" svg:width="0.457cm" svg:height="0.813cm" svg:x="24.597cm" svg:y="15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57cm" svg:height="0.813cm" svg:x="18.221cm" svg:y="15.478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6.476cm" svg:height="1.396cm" svg:x="25.13cm" svg:y="14.716cm" svg:viewBox="0 0 6477 1397" draw:points="0,1397 2794,1397 4826,0 6477,0">
          <text:p/>
        </draw:polyline>
        <draw:polyline draw:style-name="gr14" draw:text-style-name="P1" draw:layer="layout" svg:width="7.873cm" svg:height="1.396cm" svg:x="10.271cm" svg:y="14.716cm" svg:viewBox="0 0 7874 1397" draw:points="0,0 4318,0 5969,1397 7874,1397">
          <text:p/>
        </draw:polyline>
        <draw:line draw:style-name="gr13" draw:text-style-name="P1" draw:layer="layout" svg:x1="11.414cm" svg:y1="19.542cm" svg:x2="30.718cm" svg:y2="19.542cm">
          <text:p/>
        </draw:line>
        <draw:polyline draw:style-name="gr15" draw:text-style-name="P1" draw:layer="layout" svg:width="1.142cm" svg:height="0.253cm" svg:x="18.907cm" svg:y="16.113cm" svg:viewBox="0 0 1143 254" draw:points="0,0 1143,0 1143,254">
          <text:p/>
        </draw:polyline>
        <draw:polyline draw:style-name="gr16" draw:text-style-name="P1" draw:layer="layout" svg:width="0.253cm" svg:height="3.428cm" draw:transform="rotate (1.5707963267949) translate (21.066cm 16.367cm)" svg:viewBox="0 0 254 3429" draw:points="0,0 254,0 254,3429">
          <text:p/>
        </draw:polyline>
        <draw:polyline draw:style-name="gr16" draw:text-style-name="P1" draw:layer="layout" svg:width="0.253cm" svg:height="11.175cm" draw:transform="rotate (1.5707963267949) translate (21.066cm 10.398cm)" svg:viewBox="0 0 254 11176" draw:points="0,0 254,0 254,11176">
          <text:p/>
        </draw:polyline>
        <draw:polyline draw:style-name="gr17" draw:text-style-name="P1" draw:layer="layout" svg:width="9.524cm" svg:height="0.253cm" svg:x="10.652cm" svg:y="10.144cm" svg:viewBox="0 0 9525 254" draw:points="0,0 9525,0 9525,254">
          <text:p/>
        </draw:polyline>
        <draw:path draw:style-name="gr18" draw:text-style-name="P1" draw:layer="layout" svg:width="3.259cm" svg:height="2.349cm" draw:transform="rotate (-2.4932028364739) translate (16.2619506408455cm 21.6687898351352cm)" svg:viewBox="0 0 3260 2350" svg:d="M0 2350c5258 0 2577-2350 2577-2350">
          <text:p/>
        </draw:path>
        <draw:path draw:style-name="gr18" draw:text-style-name="P1" draw:layer="layout" svg:width="11.289cm" svg:height="5.335cm" draw:transform="rotate (-1.21073490210847) translate (18.018cm 19.923cm)" svg:viewBox="0 0 11290 5336" svg:d="M0 0c11535 0 11290 5336 11290 5336">
          <text:p/>
        </draw:path>
        <draw:path draw:style-name="gr18" draw:text-style-name="P1" draw:layer="layout" svg:width="4.541cm" svg:height="6.367cm" draw:transform="rotate (-0.0539306738866248) translate (18.907cm 15.986cm)" svg:viewBox="0 0 4542 6368" svg:d="M0 0c4706 0 4541 6368 4541 6368">
          <text:p/>
        </draw:path>
        <draw:path draw:style-name="gr18" draw:text-style-name="P1" draw:layer="layout" svg:width="21.935cm" svg:height="12.269cm" draw:transform="rotate (-0.669333768139825) translate (15.732cm 9.89cm)" svg:viewBox="0 0 21936 12270" svg:d="M0 0c29474 1 20720 12270 20720 12270">
          <text:p/>
        </draw:path>
        <draw:path draw:style-name="gr18" draw:text-style-name="P1" draw:layer="layout" svg:width="25.442cm" svg:height="12.572cm" draw:transform="rotate (-1.11352006277238) translate (25.13cm 9.89cm)" svg:viewBox="0 0 25443 12573" svg:d="M0 0c35385 2 23537 12573 23537 125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5-10-23T15:08:47.146954320</dc:date>
    <meta:editing-duration>PT22H45M38S</meta:editing-duration>
    <meta:editing-cycles>11</meta:editing-cycles>
    <meta:generator>LibreOffice/4.2.8.2$Linux_X86_64 LibreOffice_project/420m0$Build-2</meta:generator>
    <meta:document-statistic meta:object-count="31"/>
  </office:meta>
</office:document-meta>
</file>